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WWNum1">
      <style:text-properties officeooo:rsid="001efb4c" officeooo:paragraph-rsid="001efb4c"/>
    </style:style>
    <style:style style:name="P2" style:family="paragraph" style:parent-style-name="Standard" style:list-style-name="WWNum1">
      <style:text-properties officeooo:rsid="001efb4c" officeooo:paragraph-rsid="00204bdd"/>
    </style:style>
    <style:style style:name="P3" style:family="paragraph" style:parent-style-name="Standard" style:list-style-name="WWNum1">
      <style:text-properties officeooo:rsid="00204bdd" officeooo:paragraph-rsid="0020936f"/>
    </style:style>
    <style:style style:name="P4" style:family="paragraph" style:parent-style-name="Standard" style:list-style-name="WWNum1">
      <style:text-properties officeooo:rsid="00252111" officeooo:paragraph-rsid="00252111"/>
    </style:style>
    <style:style style:name="P5" style:family="paragraph" style:parent-style-name="Standard" style:list-style-name="WWNum1">
      <style:text-properties officeooo:rsid="0025db22" officeooo:paragraph-rsid="0025db22"/>
    </style:style>
    <style:style style:name="P6" style:family="paragraph" style:parent-style-name="Standard" style:master-page-name="Standard">
      <style:paragraph-properties style:page-number="auto"/>
    </style:style>
    <style:style style:name="P7" style:family="paragraph" style:parent-style-name="List_20_Paragraph" style:list-style-name="WWNum1"/>
    <style:style style:name="P8" style:family="paragraph" style:parent-style-name="List_20_Paragraph" style:list-style-name="WWNum1">
      <style:text-properties officeooo:paragraph-rsid="001c2018"/>
    </style:style>
    <style:style style:name="P9" style:family="paragraph" style:parent-style-name="List_20_Paragraph" style:list-style-name="WWNum1">
      <style:text-properties officeooo:paragraph-rsid="00292367"/>
    </style:style>
    <style:style style:name="P10" style:family="paragraph" style:parent-style-name="List_20_Paragraph" style:list-style-name="WWNum1">
      <style:text-properties officeooo:rsid="001efb4c" officeooo:paragraph-rsid="001efb4c"/>
    </style:style>
    <style:style style:name="P11" style:family="paragraph" style:parent-style-name="List_20_Paragraph" style:list-style-name="WWNum1">
      <style:text-properties officeooo:rsid="0025db22" officeooo:paragraph-rsid="0025db22"/>
    </style:style>
    <style:style style:name="T1" style:family="text">
      <style:text-properties officeooo:rsid="001c2018"/>
    </style:style>
    <style:style style:name="T2" style:family="text">
      <style:text-properties officeooo:rsid="001e0863"/>
    </style:style>
    <style:style style:name="T3" style:family="text">
      <style:text-properties officeooo:rsid="001efb4c"/>
    </style:style>
    <style:style style:name="T4" style:family="text">
      <style:text-properties officeooo:rsid="00204bdd"/>
    </style:style>
    <style:style style:name="T5" style:family="text">
      <style:text-properties officeooo:rsid="0020936f"/>
    </style:style>
    <style:style style:name="T6" style:family="text">
      <style:text-properties officeooo:rsid="00237bf0"/>
    </style:style>
    <style:style style:name="T7" style:family="text">
      <style:text-properties officeooo:rsid="0024b9eb"/>
    </style:style>
    <style:style style:name="T8" style:family="text">
      <style:text-properties officeooo:rsid="00252111"/>
    </style:style>
    <style:style style:name="T9" style:family="text">
      <style:text-properties officeooo:rsid="0025db22"/>
    </style:style>
    <style:style style:name="T10" style:family="text">
      <style:text-properties officeooo:rsid="0027247b"/>
    </style:style>
    <style:style style:name="T11" style:family="text">
      <style:text-properties officeooo:rsid="00292367"/>
    </style:style>
    <style:style style:name="T12" style:family="text">
      <style:text-properties officeooo:rsid="002afb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C_000011.9:g.534286C&gt;A</text:p>
      <text:p text:style-name="Standard">534286</text:p>
      <text:p text:style-name="Standard">Workflow to review variant <text:span text:style-name="T2">with </text:span>HGVS representation:</text:p>
      <text:list xml:id="list3346956475" text:style-name="WWNum1">
        <text:list-item>
          <text:p text:style-name="P7">Look up accession and version number on NCBI database if you have not memorized which reference genome is for which accession and version numbers.</text:p>
          <text:list>
            <text:list-item>
              <text:p text:style-name="P7"><text:a xlink:type="simple" xlink:href="https://www.ncbi.nlm.nih.gov/assembly/help/" text:style-name="ListLabel_20_1" text:visited-style-name="ListLabel_20_1"><text:span text:style-name="Internet_20_link">https://www.ncbi.nlm.nih.gov/assembly/help/</text:span></text:a> &gt; Search: NC_000011 &gt; Select “See NC_000011.9”</text:p>
            </text:list-item>
            <text:list-item>
              <text:p text:style-name="P7">NC_000011.9 is for GRCh37.p13 Primary Assembly</text:p>
            </text:list-item>
            <text:list-item>
              <text:p text:style-name="P7">Ideally it would be better to have access to @ Genome assembly database <text:a xlink:type="simple" xlink:href="https://www.ebi.ac.uk/ena/browse/genome-assembly-database" text:style-name="ListLabel_20_1" text:visited-style-name="ListLabel_20_1"><text:span text:style-name="Internet_20_link">https://www.ebi.ac.uk/ena/browse/genome-assembly-database</text:span></text:a> <text:s/>in which you could use my quick Github <text:a xlink:type="simple" xlink:href="https://github.com/BJWiley233/Practical-Computer-Concepts-Files/blob/master/linux_shell/variant/get_assemblies.sh" text:style-name="Internet_20_link" text:visited-style-name="Visited_20_Internet_20_Link"><text:span text:style-name="Internet_20_link">script</text:span></text:a> to draft a query to the database for instance if you had a list of accession.numbers for Human you could search for the assemblies.</text:p>
            </text:list-item>
          </text:list>
        </text:list-item>
        <text:list-item>
          <text:p text:style-name="P7">Obtain Gene Name and Protein information. <text:s/>There are various ways to do this. <text:s/><text:span text:style-name="T1">Here are two options.</text:span></text:p>
          <text:list>
            <text:list-item>
              <text:p text:style-name="P7">(Preferred) UCSC Genome Browser @ <text:a xlink:type="simple" xlink:href="https://genome.ucsc.edu/cgi-bin/hgGateway?hgsid=818174999_fMu2exunJ89SYjUA8e1bovaUiZED" text:style-name="ListLabel_20_1" text:visited-style-name="ListLabel_20_1"><text:span text:style-name="Internet_20_link">https://genome.ucsc.edu/cgi-bin/hgGateway?hgsid=818174999_fMu2exunJ89SYjUA8e1bovaUiZED</text:span></text:a></text:p>
              <text:list>
                <text:list-item>
                  <text:p text:style-name="P7">You can search directly in the ‘Position/Search Term’ search field with the HGVS representation NC_000011.9:g.534286C&gt;A</text:p>
                </text:list-item>
                <text:list-item>
                  <text:p text:style-name="P7">Alternatively, under ‘Human Assembly’ you can select GRCh37/hg19 &gt; Go &gt; Enter chromosome and position ‘chr11:534286-534286’&gt; go</text:p>
                </text:list-item>
                <text:list-item>
                  <text:p text:style-name="P7">Here we can use the interface to obtain the information needed.</text:p>
                  <text:list>
                    <text:list-item>
                      <text:p text:style-name="P7">Under ‘UCSC Genes’ we will see the Gene on the left and whether there are alternate transcripts. <text:s/>By clicking <text:span text:style-name="T1">each </text:span>one of the alternate transcripts <text:span text:style-name="T1">for example </text:span><text:a xlink:type="simple" xlink:href="https://genome.ucsc.edu/cgi-bin/hgGene?hgg_gene=uc010qvw.2&amp;hgg_prot=uc010qvw.2&amp;hgg_chrom=chr11&amp;hgg_start=532241&amp;hgg_end=535550&amp;hgg_type=knownGene&amp;db=hg19&amp;hgsid=818179607_rLwHqaVTIRbJZDrtfHFB82mla5mo" text:style-name="Internet_20_link" text:visited-style-name="Visited_20_Internet_20_Link"><text:span text:style-name="T1">transcript variant 2</text:span></text:a>, we can see this region of the genome codes for the HRas proto-oncogene, GTPase gene. <text:s/>This gene belongs to the Ras oncogene family. <text:s/><text:span text:style-name="T1">The GTPase family binds GTP and hydrolyzes it to GDP+P to perform they’re function.</text:span> <text:s/>We can also find more information <text:span text:style-name="T7">with each transcript</text:span> regarding the total exon counts, <text:span text:style-name="T8">for instance transcript variant 1 has 6 exons,</text:span> the strand <text:span text:style-name="T8">(-)</text:span>, <text:bookmark text:name="_GoBack"/>genetic associations <text:span text:style-name="T9">such as autism and bladder cancer, </text:span>and drugs that interact with the gene <text:span text:style-name="T9">such as Cisplatin all found </text:span><text:a xlink:type="simple" xlink:href="https://genome.ucsc.edu/cgi-bin/hgGene?hgg_gene=uc001lpv.3&amp;hgg_prot=uc001lpv.3&amp;hgg_chrom=chr11&amp;hgg_start=532241&amp;hgg_end=535550&amp;hgg_type=knownGene&amp;db=hg19&amp;hgsid=818179607_rLwHqaVTIRbJZDrtfHFB82mla5mo" text:style-name="Internet_20_link" text:visited-style-name="Visited_20_Internet_20_Link"><text:span text:style-name="T9">here</text:span></text:a>. <text:s/>Interestingly we only see 4 transcripts under <text:span text:style-name="T1">UCSC genes and we see 8 under Ensembl. <text:s/>However as we see in exploring this gene in option b. below at the NCBI Genome Reference Consortium, it shows 11 Ensemble transcripts for this gene which is exactly what the Ensembl database says.</text:span></text:p>
                    </text:list-item>
                    <text:list-item>
                      <text:p text:style-name="P8"><text:span text:style-name="T1">Another interesting point which may or may not be a bug is when we view the Short Genetic Variants by selecting </text:span><text:a xlink:type="simple" xlink:href="https://genome.ucsc.edu/cgi-bin/hgTrackUi?hgsid=818179607_rLwHqaVTIRbJZDrtfHFB82mla5mo&amp;c=chr11&amp;g=snp138Common" text:style-name="Internet_20_link" text:visited-style-name="Visited_20_Internet_20_Link"><text:line-break/></text:a><text:a xlink:type="simple" xlink:href="https://genome.ucsc.edu/cgi-bin/hgTrackUi?hgsid=818179607_rLwHqaVTIRbJZDrtfHFB82mla5mo&amp;c=chr11&amp;g=snp151" text:style-name="Internet_20_link" text:visited-style-name="Visited_20_Internet_20_Link">All SNPs(151)</text:a> <text:span text:style-name="T2">and then selecting the variant rs# </text:span><text:soft-page-break/><text:span text:style-name="T2">rs104894228 it will take us to this </text:span><text:a xlink:type="simple" xlink:href="https://genome.ucsc.edu/cgi-bin/hgc?hgsid=818179607_rLwHqaVTIRbJZDrtfHFB82mla5mo&amp;c=chr11&amp;l=534281&amp;r=534292&amp;o=534285&amp;t=534286&amp;g=snp151&amp;i=rs104894228" text:style-name="Internet_20_link" text:visited-style-name="Visited_20_Internet_20_Link"><text:span text:style-name="T2">link</text:span></text:a> <text:span text:style-name="T2">where it thinks the reference allele is a G but in fact this is incorrect because if you click further on dbSNP </text:span><text:a xlink:type="simple" xlink:href="https://www.ncbi.nlm.nih.gov/SNP/snp_ref.cgi?type=rs&amp;rs=rs104894228" office:target-frame-name="_blank" xlink:show="new" text:style-name="Internet_20_link" text:visited-style-name="Visited_20_Internet_20_Link">rs104894228</text:a> <text:span text:style-name="T2">it takes you to NIH’s website which correctly attributes the </text:span>C&gt;A / C&gt;G / C&gt;T <text:span text:style-name="T2">variants and under the ‘Change’ column we correctly see the HGVS representation </text:span>NC_000011.9:g.534286C&gt;A <text:span text:style-name="T3">as well and the newest version </text:span>NC_000011.10:g.534286C&gt;A. <text:s/><text:span text:style-name="T3">We can also review the Clinical Significance for each variant. <text:s/>For this specific variant we can see various connections to certain types of cancer such as </text:span>Multiple myeloma, Neoplasm of the breast, <text:span text:style-name="T3">AML, CLL, and <text:s/>Pancreatic adenocarcinoma.</text:span></text:p>
                    </text:list-item>
                    <text:list-item>
                      <text:p text:style-name="P10">I also was interested in looking up how I could obtain a l<text:span text:style-name="T4">arge</text:span> <text:span text:style-name="T8">list </text:span>of Reference SNP id numbers given a <text:span text:style-name="T4">large </text:span>list <text:span text:style-name="T4">of </text:span>in the format:</text:p>
                      <text:p text:style-name="P10"/>
                      <text:p text:style-name="P10">Accession.version:{type of reference}[Start position in 1 indexin<text:span text:style-name="T4">g</text:span>]<text:span text:style-name="T4">{Variant} as in below.</text:span></text:p>
                      <text:p text:style-name="P1">NC_000011.9:g.534286C&gt;A</text:p>
                      <text:p text:style-name="P2">NC_000011.9:g.53428<text:span text:style-name="T4">7GC</text:span>&gt;<text:span text:style-name="T4">AA</text:span></text:p>
                      <text:p text:style-name="P2">NC_000011.9:g.53428<text:span text:style-name="T4">9G</text:span>&gt;<text:span text:style-name="T4">C</text:span></text:p>
                      <text:p text:style-name="P2">…</text:p>
                      <text:p text:style-name="P3">I found a resource for batch database <text:span text:style-name="T5">request</text:span> from Heng Li <text:a xlink:type="simple" xlink:href="https://www.biostars.org/p/8920/" text:style-name="Internet_20_link" text:visited-style-name="Visited_20_Internet_20_Link">here</text:a> w<text:span text:style-name="T6">here </text:span>he is very <text:span text:style-name="T5">adamant</text:span> about using the `bin` field <text:span text:style-name="T8">when querying the UCSC Genome Browser</text:span>. <text:s/>I wrote a bash script that would take these HGVS inputs and call <text:span text:style-name="T6">mySQL </text:span>quer<text:span text:style-name="T8">ies</text:span> on each one to obtain the rs <text:span text:style-name="T6">#s</text:span> <text:span text:style-name="T5">and write out a tab delimited file with the results where the first column is the HGVS column. <text:s/>The script uses Heng Li’s perl script to query. My script can be found </text:span><text:a xlink:type="simple" xlink:href="https://github.com/BJWiley233/Practical-Computer-Concepts-Files/blob/master/linux_shell/variant/get_rs_ids.sh" text:style-name="Internet_20_link" text:visited-style-name="Visited_20_Internet_20_Link"><text:span text:style-name="T5">here</text:span></text:a><text:span text:style-name="T5"> (it’s definitely a hack because of delimiter issue) and the example input file with the list of HGVS representations </text:span><text:a xlink:type="simple" xlink:href="https://github.com/BJWiley233/Practical-Computer-Concepts-Files/blob/master/linux_shell/variant/snps.txt" text:style-name="Internet_20_link" text:visited-style-name="Visited_20_Internet_20_Link"><text:span text:style-name="T5">here</text:span></text:a><text:span text:style-name="T5">. <text:s/>This only works for Acessions with the format prefix NC_0000 obviously. <text:s/>With the results we can see that this specific variant rs id is rs104894228 just as using the interface.</text:span></text:p>
                    </text:list-item>
                    <text:list-item>
                      <text:p text:style-name="P5">Lastly we can also find publications </text:p>
                      <text:p text:style-name="P4"/>
                      <text:p text:style-name="P10"/>
                    </text:list-item>
                  </text:list>
                </text:list-item>
              </text:list>
            </text:list-item>
            <text:list-item>
              <text:p text:style-name="P7">Visit NCBI’s Genome Reference Consortium webpage @ <text:a xlink:type="simple" xlink:href="https://www.ncbi.nlm.nih.gov/grc" text:style-name="ListLabel_20_1" text:visited-style-name="ListLabel_20_1"><text:span text:style-name="Internet_20_link">https://www.ncbi.nlm.nih.gov/grc</text:span></text:a></text:p>
              <text:list>
                <text:list-item>
                  <text:p text:style-name="P7"><text:soft-page-break/>Navigate to Human &gt; <text:span text:style-name="T9">Scroll down and choose GRCh37.p13 tab</text:span> &gt; <text:span text:style-name="T9">Sort by Chr &gt; Page to first region for Chromosome 11 and click link under column ‘Region Name’</text:span></text:p>
                </text:list-item>
                <text:list-item>
                  <text:p text:style-name="P11">This brings you to a visualization like the UCSC Genome Browser. <text:s/>Next to find we can insert the position 53428<text:span text:style-name="T11">6</text:span></text:p>
                </text:list-item>
                <text:list-item>
                  <text:p text:style-name="P9"><text:span text:style-name="T9">When we scroll down we can see two section right away. <text:s/>We see Genes annotated by NCBI and also by Ensembl. <text:s/>There are a lot around the area but if we look where the lines flow down from our position we can see “HRAS[+8]” under NCBI genes. = If we click there we see, similarly to UCSC that there are 4 transcripts and also 4 isoform transcripts that potentially code for different Ras proteins. <text:s/>By hovering over on of the transcripts on the HRAS title for the transcripts we can then click “View GeneID”: </text:span><text:a xlink:type="simple" xlink:href="https://www.ncbi.nlm.nih.gov/gene/3265" text:style-name="Internet_20_link" text:visited-style-name="Visited_20_Internet_20_Link"><text:span text:style-name="T9">3265 (HRAS)</text:span></text:a><text:span text:style-name="T9"> which brings us to NCBI’s Gene database entry for HRAS. <text:s/>Here we see a lot of information such as from UCSC Genome Browser. <text:s/>There are a lot of resources under Bibliography. <text:s/>Most of the titles are with respect to the HRAS role in tumorigenesis (breast, epithelial-myoepithetlial carcinoma, bladder) as well as signaling pathways (</text:span>MEK-ERK, <text:span text:style-name="T10">MAPK and Notch).</text:span></text:p>
                </text:list-item>
                <text:list-item>
                  <text:p text:style-name="P9"><text:span text:style-name="T11">One thing to mention before I link some extra scripts to obtain publications using Entrez package in Biopython as well as Ensemble gene information in R using Biomart is that back under the Consortium page under position 534276 we can see as mentioned above that when following the position lines under Ensemble Genes and by expanding </text:span>ENSG00000174775 <text:span text:style-name="T12">we see there are 11 transcripts with prefix ENST and 6 transcripts with prefix ENSP. <text:s/>I am not sure what the prefixes for ENSP represent but when click any of the links we only see the 11 transcripts in the transcript table </text:span><text:a xlink:type="simple" xlink:href="https://uswest.ensembl.org/Homo_sapiens/Transcript/Summary?g=ENSG00000174775;r=11:532242-535538;t=ENST00000493230" text:style-name="Internet_20_link" text:visited-style-name="Visited_20_Internet_20_Link"><text:span text:style-name="T12">here</text:span></text:a><text:span text:style-name="T12">. <text:s/>Only 6 of the transcripts code for protein variation. <text:s/>All of the proteins are relatively the same length between 170 and 190 amino acids. <text:s/>By clicking any of the links under the Protein Column such as this one here, we can see the protein domains. <text:s/>This is not the best view as we can’t</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Wiley</meta:initial-creator>
    <meta:editing-cycles>6</meta:editing-cycles>
    <meta:creation-date>2020-04-02T00:50:00</meta:creation-date>
    <dc:date>2020-04-02T09:46:32.185635893</dc:date>
    <meta:editing-duration>PT3H33M11S</meta:editing-duration>
    <meta:generator>LibreOffice/6.0.7.3$Linux_X86_64 LibreOffice_project/00m0$Build-3</meta:generator>
    <meta:document-statistic meta:table-count="0" meta:image-count="0" meta:object-count="0" meta:page-count="3" meta:paragraph-count="27" meta:word-count="1017" meta:character-count="6174" meta:non-whitespace-character-count="51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